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107cm" fo:margin-left="5.646cm" table:align="left"/>
    </style:style>
    <style:style style:name="Table2.A" style:family="table-column">
      <style:table-column-properties style:column-width="10.107cm"/>
    </style:style>
    <style:style style:name="Table2.A1" style:family="table-cell">
      <style:table-cell-properties style:writing-mode="page"/>
    </style:style>
    <style:style style:name="Table1" style:family="table">
      <style:table-properties style:width="10.874cm" fo:margin-left="6.149cm" table:align="left"/>
    </style:style>
    <style:style style:name="Table1.A" style:family="table-column">
      <style:table-column-properties style:column-width="10.874cm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4.895cm" fo:margin-left="5.805cm" table:align="left"/>
    </style:style>
    <style:style style:name="Table3.A" style:family="table-column">
      <style:table-column-properties style:column-width="4.895cm"/>
    </style:style>
    <style:style style:name="Table3.A1" style:family="table-cell">
      <style:table-cell-properties style:writing-mode="page"/>
    </style:style>
    <style:style style:name="Table4" style:family="table">
      <style:table-properties style:width="5.741cm" fo:margin-left="11.282cm" table:align="left"/>
    </style:style>
    <style:style style:name="Table4.A" style:family="table-column">
      <style:table-column-properties style:column-width="5.741cm"/>
    </style:style>
    <style:style style:name="Table4.1" style:family="table-row">
      <style:table-row-properties style:min-row-height="0.794cm"/>
    </style:style>
    <style:style style:name="Table4.A1" style:family="table-cell">
      <style:table-cell-properties style:writing-mode="page"/>
    </style:style>
    <style:style style:name="Table5" style:family="table">
      <style:table-properties style:width="5.874cm" fo:margin-left="11.15cm" table:align="left"/>
    </style:style>
    <style:style style:name="Table5.A" style:family="table-column">
      <style:table-column-properties style:column-width="5.874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3.81cm" fo:margin-left="4.535cm" table:align="left"/>
    </style:style>
    <style:style style:name="Table6.A" style:family="table-column">
      <style:table-column-properties style:column-width="3.81cm"/>
    </style:style>
    <style:style style:name="Table6.A1" style:family="table-cell">
      <style:table-cell-properties style:writing-mode="page"/>
    </style:style>
    <style:style style:name="P1" style:family="paragraph" style:parent-style-name="Standard">
      <style:text-properties officeooo:rsid="001dc5eb"/>
    </style:style>
    <style:style style:name="P2" style:family="paragraph" style:parent-style-name="Standard">
      <style:text-properties officeooo:rsid="001dc5eb" officeooo:paragraph-rsid="001e8d74"/>
    </style:style>
    <style:style style:name="P3" style:family="paragraph" style:parent-style-name="Standard">
      <style:text-properties officeooo:rsid="001dc5eb" officeooo:paragraph-rsid="00214f43"/>
    </style:style>
    <style:style style:name="P4" style:family="paragraph" style:parent-style-name="Table_20_Contents">
      <style:text-properties officeooo:rsid="001e8d74" officeooo:paragraph-rsid="001e8d74"/>
    </style:style>
    <style:style style:name="P5" style:family="paragraph" style:parent-style-name="Table_20_Contents">
      <style:text-properties officeooo:paragraph-rsid="00214f43"/>
    </style:style>
    <style:style style:name="P6" style:family="paragraph" style:parent-style-name="Table_20_Contents">
      <style:text-properties officeooo:rsid="002184af" officeooo:paragraph-rsid="002184af"/>
    </style:style>
    <style:style style:name="P7" style:family="paragraph">
      <style:paragraph-properties style:writing-mode="lr-tb"/>
      <style:text-properties fo:background-color="#ffffa6"/>
    </style:style>
    <style:style style:name="P8" style:family="paragraph">
      <loext:graphic-properties draw:fill-color="#ffffff"/>
      <style:paragraph-properties style:writing-mode="lr-tb"/>
      <style:text-properties fo:background-color="#ffffa6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loext:graphic-properties draw:fill="gradient" draw:fill-color="#ffffff" draw:fill-gradient-name="Pastel_20_Bouquet"/>
      <style:paragraph-properties style:writing-mode="lr-tb"/>
    </style:style>
    <style:style style:name="T1" style:family="text">
      <style:text-properties officeooo:rsid="001dc5eb"/>
    </style:style>
    <style:style style:name="T2" style:family="text">
      <style:text-properties officeooo:rsid="001e8d74"/>
    </style:style>
    <style:style style:name="T3" style:family="text">
      <style:text-properties officeooo:rsid="00214f43"/>
    </style:style>
    <style:style style:name="T4" style:family="text">
      <style:text-properties officeooo:rsid="0022d6a8"/>
    </style:style>
    <style:style style:name="T5" style:family="text">
      <style:text-properties fo:background-color="#ffffa6"/>
    </style:style>
    <style:style style:name="T6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0.693cm" fo:min-width="8.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766cm" fo:min-width="8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766cm" fo:min-width="2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173cm" fo:min-width="6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3.154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9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73cm" fo:min-width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2.293cm" fo:min-width="3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17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1.051cm" fo:min-width="1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0.79cm" fo:min-width="3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gradient" draw:fill-color="#ffffff" draw:fill-gradient-name="Pastel_20_Bouquet" draw:textarea-horizontal-align="justify" draw:textarea-vertical-align="middle" draw:auto-grow-height="false" fo:min-height="0.647cm" fo:min-width="8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173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1.334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ffff" draw:textarea-horizontal-align="justify" draw:textarea-vertical-align="middle" draw:auto-grow-height="false" fo:min-height="0.598cm" fo:min-width="2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ffffff" draw:textarea-horizontal-align="justify" draw:textarea-vertical-align="middle" draw:auto-grow-height="false" fo:min-height="0.6cm" fo:min-width="2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718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marker-start="Arrowheads_20_4" draw:marker-end="Arrowheads_20_2" draw:textarea-horizontal-align="justify" draw:textarea-vertical-align="middle" draw:auto-grow-height="false" fo:min-height="0.093cm" fo:min-width="0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marker-start="Arrowheads_20_1" draw:marker-end="Arrowheads_20_2" draw:fill-color="#ffffff" draw:textarea-horizontal-align="justify" draw:textarea-vertical-align="middle" draw:auto-grow-height="false" fo:min-height="1.268cm" fo:min-width="3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marker-start="Arrowheads_20_1" draw:marker-end="Arrowheads_20_2" draw:fill="gradient" draw:fill-color="#ffffff" draw:fill-gradient-name="Pastel_20_Bouquet" draw:textarea-horizontal-align="justify" draw:textarea-vertical-align="middle" draw:auto-grow-height="false" fo:min-height="0.552cm" fo:min-width="18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1.436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fill-color="#ffffff" draw:textarea-horizontal-align="justify" draw:textarea-vertical-align="middle" draw:auto-grow-height="false" fo:min-height="0.788cm" fo:min-width="6.1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27" draw:text-style-name="P12" svg:width="6.192cm" svg:height="0.874cm" svg:x="0.298cm" svg:y="1.044cm"><text:p text:style-name="P11"><text:s text:c="3"/>ETL pipeline for data fetch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><draw:custom-shape text:anchor-type="paragraph" draw:z-index="7" draw:name="Shape5_2" draw:style-name="gr22" svg:width="0.292cm" svg:height="0.821cm" svg:x="1.542cm" svg:y="0.45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2"><draw:custom-shape text:anchor-type="paragraph" draw:z-index="5" draw:name="Shape2" draw:style-name="gr24" draw:text-style-name="P12" svg:width="3.943cm" svg:height="1.403cm" svg:x="0.43cm" svg:y="0.303cm"><text:p text:style-name="P11"><text:s text:c="7"/>S3 storage for<text:line-break/> <text:s text:c="6"/>documen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/text:p>
      <table:table table:name="Table2" table:style-name="Table2">
        <table:table-column table:style-name="Table2.A"/>
        <table:table-row table:style-name="TableLine94234951733408">
          <table:table-cell table:style-name="Table2.A1" office:value-type="string">
            <text:p text:style-name="Table_20_Contents"><text:s/><text:span text:style-name="T2">Metajson for each document stored in s3</text:span></text:p>
          </table:table-cell>
        </table:table-row>
        <table:table-row table:style-name="TableLine94234951737136">
          <table:table-cell table:style-name="Table2.A1" office:value-type="string">
            <text:p text:style-name="P4"><draw:custom-shape text:anchor-type="paragraph" draw:z-index="6" draw:name="Shape4" draw:style-name="gr23" svg:width="0.795cm" svg:height="0.186cm" svg:x="-1.062cm" svg:y="0.07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Loadjson (collection of multiple metajson) stored in s3</text:p>
          </table:table-cell>
        </table:table-row>
      </table:table>
      <text:p text:style-name="P2"><draw:custom-shape text:anchor-type="paragraph" draw:z-index="2" draw:name="Shape5_0" draw:style-name="gr26" svg:width="0.292cm" svg:height="1.641cm" svg:x="1.542cm" svg:y="0.3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text:tab/><text:tab/><text:tab/><text:tab/></text:p>
      <text:p text:style-name="P1"/>
      <text:p text:style-name="P1"/>
      <text:p text:style-name="P1"><draw:custom-shape text:anchor-type="paragraph" draw:z-index="3" draw:name="Shape8" draw:style-name="gr25" draw:text-style-name="P15" svg:width="18.786cm" svg:height="0.609cm" svg:x="-0.628cm" svg:y="0.129cm"><text:p text:style-name="P11"><text:s text:c="66"/>Classification Pipeli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4" draw:name="Shape5_1" draw:style-name="gr9" svg:width="0.292cm" svg:height="1.086cm" svg:x="1.647cm" svg:y="0.2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" draw:name="Shape3" draw:style-name="gr16" draw:text-style-name="P14" svg:width="3.945cm" svg:height="0.876cm" svg:x="0.351cm" svg:y="0.393cm"><text:p text:style-name="P13"><text:span text:style-name="T6"><text:s text:c="8"/></text:span><text:span text:style-name="T6">OCR dat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e1" table:style-name="Table1">
        <table:table-column table:style-name="Table1.A"/>
        <table:table-row table:style-name="TableLine94234951807472">
          <table:table-cell table:style-name="Table1.A1" office:value-type="string">
            <text:p text:style-name="Table_20_Contents"><draw:line text:anchor-type="paragraph" draw:z-index="8" draw:name="Shape6" draw:style-name="gr12" draw:text-style-name="P10" svg:x1="-0.392cm" svg:y1="0.3cm" svg:x2="-1.688cm" svg:y2="0.3cm"><text:p/></draw:line><text:s/><text:span text:style-name="T1">First page extracted from document to perform ocr extraction</text:span></text:p>
          </table:table-cell>
        </table:table-row>
      </table:table>
      <text:p text:style-name="P1"><draw:custom-shape text:anchor-type="paragraph" draw:z-index="18" draw:name="Shape5_3" draw:style-name="gr19" svg:width="0.292cm" svg:height="1.525cm" svg:x="1.542cm" svg:y="0.2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0" draw:name="Shape9" draw:style-name="gr21" draw:text-style-name="P14" svg:width="2.782cm" svg:height="0.664cm" svg:x="12.046cm" svg:y="0.392cm"><text:p text:style-name="P13"><text:span text:style-name="T6"><text:s text:c="2"/></text:span><text:span text:style-name="T6">Oil and g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11" draw:name="Shape10" draw:style-name="gr20" draw:text-style-name="P12" svg:width="2.488cm" svg:height="0.662cm" svg:x="15.961cm" svg:y="0.355cm"><text:p text:style-name="P11"><text:s text:c="3"/>oth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Shape11" draw:style-name="gr4" draw:text-style-name="P10" svg:x1="11.04cm" svg:y1="1.36cm" svg:x2="12.284cm" svg:y2="0.725cm"><text:p/></draw:line><draw:line text:anchor-type="paragraph" draw:z-index="15" draw:name="Shape14" draw:style-name="gr4" draw:text-style-name="P10" svg:x1="14.162cm" svg:y1="2.445cm" svg:x2="14.162cm" svg:y2="4.244cm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able:table table:name="Table3" table:style-name="Table3">
        <table:table-column table:style-name="Table3.A"/>
        <table:table-row table:style-name="TableLine94234951946976">
          <table:table-cell table:style-name="Table3.A1" office:value-type="string">
            <text:p text:style-name="P5"><draw:custom-shape text:anchor-type="paragraph" draw:z-index="9" draw:name="Shape7" draw:style-name="gr15" draw:text-style-name="P12" svg:width="2.012cm" svg:height="1.165cm" svg:x="-5.295cm" svg:y="0.026cm"><text:p text:style-name="P11"><text:s text:c="6"/>Tex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name="Shape12" draw:style-name="gr4" draw:text-style-name="P10" svg:x1="5.262cm" svg:y1="0.703cm" svg:x2="10.342cm" svg:y2="0.042cm"><text:p/></draw:line><draw:line text:anchor-type="paragraph" draw:z-index="14" draw:name="Shape13" draw:style-name="gr4" draw:text-style-name="P10" svg:x1="5.024cm" svg:y1="1.312cm" svg:x2="8.543cm" svg:y2="1.286cm"><text:p/></draw:line><draw:frame text:anchor-type="paragraph" draw:z-index="20" draw:name="Shape18" draw:style-name="gr11" draw:text-style-name="P9" svg:width="2.117cm" svg:height="0.53cm" svg:x="-2.755cm" svg:y="0.042cm"><draw:text-box><text:p><text:s text:c="3"/>Models</text:p></draw:text-box></draw:frame><text:s text:c="2"/><text:span text:style-name="T3">Binary classification</text:span></text:p>
            <text:p text:style-name="P5"><draw:custom-shape text:anchor-type="paragraph" draw:z-index="19" draw:name="Shape17" draw:style-name="gr18" svg:width="3.176cm" svg:height="0.345cm" svg:x="-3.126cm" svg:y="0.2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 table:style-name="TableLine94234952038160">
          <table:table-cell table:style-name="Table3.A1" office:value-type="string">
            <text:p text:style-name="P5"><text:s text:c="2"/><text:span text:style-name="T3">Multiclass classification</text:span></text:p>
            <text:p text:style-name="P5"/>
          </table:table-cell>
        </table:table-row>
        <table:table-row table:style-name="TableLine94234952128640">
          <table:table-cell table:style-name="Table3.A1" office:value-type="string">
            <text:p text:style-name="Table_20_Contents"><text:s/><text:span text:style-name="T3">Other class classification</text:span></text:p>
            <text:p text:style-name="Table_20_Contents"/>
          </table:table-cell>
        </table:table-row>
      </table:table>
      <text:p text:style-name="P3"><draw:line text:anchor-type="paragraph" draw:z-index="16" draw:name="Shape15" draw:style-name="gr4" draw:text-style-name="P10" svg:x1="8.447cm" svg:y1="0.138cm" svg:x2="8.5cm" svg:y2="4.583cm"><text:p/></draw:line><draw:custom-shape text:anchor-type="paragraph" draw:z-index="21" draw:name="Shape19" draw:style-name="gr17" draw:text-style-name="P15" svg:width="8.679cm" svg:height="0.715cm" svg:x="-0.945cm" svg:y="0.296cm"><text:p text:style-name="P11"><text:s text:c="26"/>NER pipeli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20" draw:style-name="gr13" draw:text-style-name="P12" svg:width="3.467cm" svg:height="2.541cm" svg:x="4.161cm" svg:y="1.752cm"><text:p text:style-name="P11">All pages extracted </text:p><text:p text:style-name="P11">For document to pe</text:p><text:p text:style-name="P11">-rform oc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draw:custom-shape text:anchor-type="paragraph" draw:z-index="22" draw:name="Shape3_0" draw:style-name="gr16" draw:text-style-name="P14" svg:width="3.945cm" svg:height="0.876cm" svg:x="-12.201cm" svg:y="1.804cm"><text:p text:style-name="P13"><text:span text:style-name="T6"><text:s text:c="8"/></text:span><text:span text:style-name="T6">OCR dat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5_4" draw:style-name="gr9" svg:width="0.292cm" svg:height="1.086cm" svg:x="-9.634cm" svg:y="0.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7" draw:name="Shape6_0" draw:style-name="gr12" draw:text-style-name="P10" svg:x1="-6.961cm" svg:y1="2.194cm" svg:x2="-8.257cm" svg:y2="2.194cm"><text:p/></draw:line>Memorandum of lease </text:p>
          </table:table-cell>
        </table:table-row>
        <table:table-row table:style-name="TableLine94234952161056">
          <table:table-cell table:style-name="Table4.A1" office:value-type="string">
            <text:p text:style-name="P6">Top lease</text:p>
          </table:table-cell>
        </table:table-row>
        <table:table-row table:style-name="TableLine94234952152304">
          <table:table-cell table:style-name="Table4.A1" office:value-type="string">
            <text:p text:style-name="P6">Oil and gas lease</text:p>
          </table:table-cell>
        </table:table-row>
        <table:table-row table:style-name="TableLine94234952199040">
          <table:table-cell table:style-name="Table4.A1" office:value-type="string">
            <text:p text:style-name="P6">Extensions</text:p>
          </table:table-cell>
        </table:table-row>
      </table:table>
      <text:p text:style-name="P1"><draw:custom-shape text:anchor-type="paragraph" draw:z-index="25" draw:name="Shape5_5" draw:style-name="gr14" svg:width="0.292cm" svg:height="1.338cm" svg:x="-0.072cm" svg:y="0.4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/text:p>
      <table:table table:name="Table5" table:style-name="Table5">
        <table:table-column table:style-name="Table5.A"/>
        <table:table-row table:style-name="TableLine94234952180352">
          <table:table-cell table:style-name="Table5.A1" office:value-type="string">
            <text:p text:style-name="P6"><draw:custom-shape text:anchor-type="paragraph" draw:z-index="23" draw:name="Shape7_0" draw:style-name="gr15" draw:text-style-name="P12" svg:width="2.012cm" svg:height="1.165cm" svg:x="-12.215cm" svg:y="1.298cm"><text:p text:style-name="P11"><text:s text:c="6"/>Tex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8" draw:name="Shape18_0" draw:style-name="gr11" draw:text-style-name="P9" svg:width="2.117cm" svg:height="0.53cm" svg:x="-10.019cm" svg:y="1.499cm"><draw:text-box><text:p><text:s text:c="3"/>Models</text:p></draw:text-box></draw:frame><draw:custom-shape text:anchor-type="paragraph" draw:z-index="29" draw:name="Shape17_0" draw:style-name="gr10" svg:width="4.522cm" svg:height="0.345cm" svg:x="-10.204cm" svg:y="1.8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name="Shape5_6" draw:style-name="gr9" svg:width="0.292cm" svg:height="1.086cm" svg:x="-5.683cm" svg:y="2.0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Shape5_7" draw:style-name="gr8" svg:width="0.292cm" svg:height="3.604cm" svg:x="-9.282cm" svg:y="2.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Wind LEASE</text:p>
          </table:table-cell>
        </table:table-row>
        <table:table-row table:style-name="TableLine94234952222832">
          <table:table-cell table:style-name="Table5.A2" office:value-type="string">
            <text:p text:style-name="P6"><draw:line text:anchor-type="paragraph" draw:z-index="17" draw:name="Shape16" draw:style-name="gr4" draw:text-style-name="P10" svg:x1="-2.614cm" svg:y1="0.494cm" svg:x2="-0.259cm" svg:y2="0.494cm"><text:p/></draw:line>Solar lease</text:p>
          </table:table-cell>
        </table:table-row>
        <table:table-row table:style-name="TableLine94234952261952">
          <table:table-cell table:style-name="Table5.A2" office:value-type="string">
            <text:p text:style-name="P6">Mineral Deeds</text:p>
          </table:table-cell>
        </table:table-row>
        <table:table-row table:style-name="TableLine94234952240640">
          <table:table-cell table:style-name="Table5.A2" office:value-type="string">
            <text:p text:style-name="P6">Farmout lease</text:p>
          </table:table-cell>
        </table:table-row>
      </table:table>
      <text:p text:style-name="P1"><draw:custom-shape text:anchor-type="paragraph" draw:z-index="39" draw:name="Shape27" draw:style-name="gr1" draw:text-style-name="P8" svg:width="8.415cm" svg:height="0.768cm" svg:x="10.194cm" svg:y="0.051cm"><text:p text:style-name="P7"><text:span text:style-name="T5"><text:s text:c="2"/></text:span><text:span text:style-name="T5">Wrong classification corrected by label </text:span><text:span text:style-name="T5">stud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able:table table:name="Table6" table:style-name="Table6">
        <table:table-column table:style-name="Table6.A"/>
        <table:table-row table:style-name="TableLine94234952341984">
          <table:table-cell table:style-name="Table6.A1" office:value-type="string">
            <text:p text:style-name="Table_20_Contents"><draw:frame text:anchor-type="paragraph" draw:z-index="33" draw:name="Shape21" draw:style-name="gr6" draw:text-style-name="P9" svg:width="6.721cm" svg:height="2.065cm" svg:x="6.214cm" svg:y="1.602cm"><draw:text-box><text:p/><text:p>Model provide four scores , and this goes to parser</text:p></draw:text-box></draw:frame><text:s text:c="2"/><text:span text:style-name="T4">R: Date</text:span></text:p>
          </table:table-cell>
        </table:table-row>
        <table:table-row table:style-name="TableLine94234952267520">
          <table:table-cell table:style-name="Table6.A1" office:value-type="string">
            <text:p text:style-name="Table_20_Contents"><text:s text:c="2"/><text:span text:style-name="T4">County</text:span></text:p>
          </table:table-cell>
        </table:table-row>
        <table:table-row table:style-name="TableLine94234952297168">
          <table:table-cell table:style-name="Table6.A1" office:value-type="string">
            <text:p text:style-name="Table_20_Contents"><text:s text:c="2"/><text:span text:style-name="T4">Acreage</text:span></text:p>
          </table:table-cell>
        </table:table-row>
        <table:table-row table:style-name="TableLine94234952335232">
          <table:table-cell table:style-name="Table6.A1" office:value-type="string">
            <text:p text:style-name="Table_20_Contents"><text:s/>.....</text:p>
          </table:table-cell>
        </table:table-row>
      </table:table>
      <text:p text:style-name="P1"><draw:custom-shape text:anchor-type="paragraph" draw:z-index="32" draw:name="Shape17_1" draw:style-name="gr7" svg:width="7.938cm" svg:height="0.345cm" svg:x="2.256cm" svg:y="0.5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22" draw:style-name="gr5" draw:text-style-name="P12" svg:width="3.017cm" svg:height="0.847cm" svg:x="-0.601cm" svg:y="1.057cm"><text:p text:style-name="P11"><text:s text:c="2"/><text:s text:c="2"/><text:s text:c="2"/><text:s/>pars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" draw:name="Shape23" draw:style-name="gr4" draw:text-style-name="P10" svg:x1="0.483cm" svg:y1="1.903cm" svg:x2="0.483cm" svg:y2="2.908cm"><text:p/></draw:line><draw:line text:anchor-type="paragraph" draw:z-index="36" draw:name="Shape24" draw:style-name="gr4" draw:text-style-name="P10" svg:x1="0.483cm" svg:y1="2.909cm" svg:x2="7.706cm" svg:y2="2.856cm"><text:p/></draw:line><draw:frame text:anchor-type="paragraph" draw:z-index="37" draw:name="Shape25" draw:style-name="gr3" draw:text-style-name="P9" svg:width="5.636cm" svg:height="0.976cm" svg:x="1.224cm" svg:y="2.274cm"><draw:text-box><text:p>Parser select high score and its associated attribute</text:p></draw:text-box></draw:frame><draw:custom-shape text:anchor-type="paragraph" draw:z-index="38" draw:name="Shape26" draw:style-name="gr2" draw:text-style-name="P8" svg:width="8.706cm" svg:height="0.847cm" svg:x="7.892cm" svg:y="2.406cm"><text:p text:style-name="P7"><text:span text:style-name="T5"><text:s text:c="2"/></text:span><text:span text:style-name="T5">Correction using label studio if </text:span><text:span text:style-name="T5">wrong identifi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30" svg:d="M10 0l-10 30h20z"/>
    <draw:marker draw:name="Arrowheads_20_4" draw:display-name="Arrowheads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9T18:22:53.296729752</meta:creation-date>
    <meta:editing-duration>P2DT21H31M54S</meta:editing-duration>
    <meta:editing-cycles>4</meta:editing-cycles>
    <meta:generator>LibreOffice/6.4.7.2$Linux_X86_64 LibreOffice_project/40$Build-2</meta:generator>
    <dc:date>2025-04-03T13:06:56.292914789</dc:date>
    <meta:document-statistic meta:table-count="6" meta:image-count="0" meta:object-count="0" meta:page-count="1" meta:paragraph-count="24" meta:word-count="54" meta:character-count="410" meta:non-whitespace-character-count="317"/>
  </office:meta>
</office:document-meta>
</file>